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51cm" style:rel-column-width="16383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4.251cm" style:rel-column-width="16383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 style:shadow="none"/>
    </style:style>
    <style:style style:name="Tabella3.A" style:family="table-column">
      <style:table-column-properties style:column-width="3.401cm" style:rel-column-width="13107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E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officeooo:rsid="001612e7" officeooo:paragraph-rsid="001612e7" style:font-weight-asian="bold" style:font-weight-complex="bold"/>
    </style:style>
    <style:style style:name="P2" style:family="paragraph" style:parent-style-name="Text_20_body">
      <style:text-properties fo:font-size="10pt" officeooo:rsid="001612e7" officeooo:paragraph-rsid="001612e7" style:font-size-asian="10pt" style:font-size-complex="10pt"/>
    </style:style>
    <style:style style:name="P3" style:family="paragraph" style:parent-style-name="Text_20_body">
      <style:text-properties fo:font-size="18pt" fo:font-weight="bold" officeooo:rsid="0019320e" officeooo:paragraph-rsid="0019320e" style:font-size-asian="18pt" style:font-weight-asian="bold" style:font-size-complex="18pt" style:font-weight-complex="bold"/>
    </style:style>
    <style:style style:name="P4" style:family="paragraph" style:parent-style-name="Text_20_body">
      <style:text-properties fo:font-size="18pt" fo:font-weight="bold" officeooo:rsid="001bc414" officeooo:paragraph-rsid="001bc414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151a73" officeooo:paragraph-rsid="00151a73"/>
    </style:style>
    <style:style style:name="P6" style:family="paragraph" style:parent-style-name="Standard">
      <style:text-properties fo:font-weight="bold" officeooo:rsid="001612e7" officeooo:paragraph-rsid="001612e7" style:font-weight-asian="bold" style:font-weight-complex="bold"/>
    </style:style>
    <style:style style:name="P7" style:family="paragraph" style:parent-style-name="Standard">
      <style:text-properties fo:font-weight="bold" officeooo:rsid="0019320e" officeooo:paragraph-rsid="0019320e" style:font-weight-asian="bold" style:font-weight-complex="bold"/>
    </style:style>
    <style:style style:name="P8" style:family="paragraph" style:parent-style-name="Standard">
      <style:text-properties fo:font-size="10pt" officeooo:rsid="00151a73" officeooo:paragraph-rsid="00151a73" style:font-size-asian="10pt" style:font-size-complex="10pt"/>
    </style:style>
    <style:style style:name="P9" style:family="paragraph" style:parent-style-name="Table_20_Contents">
      <style:text-properties officeooo:rsid="00151a73" officeooo:paragraph-rsid="00151a73"/>
    </style:style>
    <style:style style:name="P10" style:family="paragraph" style:parent-style-name="Table_20_Contents">
      <style:paragraph-properties fo:text-align="center" style:justify-single-word="false"/>
      <style:text-properties officeooo:rsid="00151a73" officeooo:paragraph-rsid="00151a73"/>
    </style:style>
    <style:style style:name="P11" style:family="paragraph" style:parent-style-name="Table_20_Contents">
      <style:text-properties officeooo:rsid="001612e7" officeooo:paragraph-rsid="001612e7"/>
    </style:style>
    <style:style style:name="P12" style:family="paragraph" style:parent-style-name="Table_20_Contents">
      <style:paragraph-properties fo:text-align="center" style:justify-single-word="false"/>
      <style:text-properties officeooo:rsid="001612e7" officeooo:paragraph-rsid="001612e7"/>
    </style:style>
    <style:style style:name="P13" style:family="paragraph" style:parent-style-name="Table_20_Contents">
      <style:text-properties officeooo:rsid="00173b0e" officeooo:paragraph-rsid="00173b0e"/>
    </style:style>
    <style:style style:name="P14" style:family="paragraph" style:parent-style-name="Table_20_Contents">
      <style:paragraph-properties fo:text-align="center" style:justify-single-word="false"/>
      <style:text-properties officeooo:rsid="00173b0e" officeooo:paragraph-rsid="00173b0e"/>
    </style:style>
    <style:style style:name="P15" style:family="paragraph" style:parent-style-name="Table_20_Contents">
      <style:text-properties fo:font-weight="bold" officeooo:rsid="00173b0e" officeooo:paragraph-rsid="00173b0e" style:font-weight-asian="bold" style:font-weight-complex="bold"/>
    </style:style>
    <style:style style:name="P16" style:family="paragraph" style:parent-style-name="Table_20_Heading">
      <style:text-properties officeooo:rsid="00151a73" officeooo:paragraph-rsid="00151a73"/>
    </style:style>
    <style:style style:name="P17" style:family="paragraph" style:parent-style-name="Table_20_Heading">
      <style:text-properties officeooo:rsid="001612e7" officeooo:paragraph-rsid="001612e7"/>
    </style:style>
    <style:style style:name="T1" style:family="text">
      <style:text-properties fo:font-variant="normal" fo:text-transform="none" fo:color="#222222" style:font-name="arial" fo:font-size="9.75pt" fo:letter-spacing="normal" fo:font-style="normal"/>
    </style:style>
    <style:style style:name="T2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T3" style:family="text">
      <style:text-properties fo:font-variant="normal" fo:text-transform="none" fo:color="#222222" style:font-name="arial" fo:font-size="9.75pt" fo:letter-spacing="normal" fo:font-style="normal" fo:font-weight="normal" officeooo:rsid="0019d11d"/>
    </style:style>
    <style:style style:name="T4" style:family="text">
      <style:text-properties fo:font-variant="normal" fo:text-transform="none" fo:color="#222222" style:font-name="arial" fo:font-size="9.75pt" fo:letter-spacing="normal" fo:font-style="normal" fo:font-weight="normal" officeooo:rsid="001d5084"/>
    </style:style>
    <style:style style:name="T5" style:family="text">
      <style:text-properties officeooo:rsid="00173b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PI DI LAVAGGIO</text:p>
      <text:p text:style-name="P4"><text:line-break/><text:span text:style-name="T2">Offriamo tre tipi di lavaggio:</text:span><text:line-break/><text:line-break/><text:span text:style-name="T1">ARGO</text:span><text:line-break/><text:span text:style-name="T2">Lavaggio rapido, con shampoo normo dermico, eclatante dei riflessi, durata media nel tempo.</text:span><text:line-break/><text:span text:style-name="T2">Ogni quanto tempo ripetere il trattamento?</text:span></text:p>
      <text:p text:style-name="P4"><text:line-break/><text:span text:style-name="T1">ASTARTE</text:span><text:line-break/><text:span text:style-name="T2">Doppio lavaggio,unito con maschera alla proteine vegetali, aziona pettinabilitá, lucentezza, indicato per le mute abbondanti e/o riccie, medio lunga durata nel tempo.</text:span><text:line-break/><text:span text:style-name="T2">Ogni quanto tempo ripetere il trattamento?</text:span><text:line-break/><text:line-break/><text:span text:style-name="T1">PERITAS</text:span><text:line-break/><text:span text:style-name="T2">Doppio, lavaggio con mix di maschera pre o post lavaggio.</text:span><text:line-break/><text:span text:style-name="T2">I prodotti dermatologici, maschere vegetali, unito ad un percorso cosmetico compatto assicurano alla pelle e al pelo morbidezza, lucentezza, e pettinabilitá a lungo nel tempo.</text:span><text:line-break/></text:p>
      <text:p text:style-name="P4"><text:span text:style-name="T2">Il lavaggio, can l'ozono può essere considerato parte integrante dei tre menù con l'aggiunta di un sovrapprezzo.</text:span><text:line-break/><text:span text:style-name="T2">Il lavaggio con l'ozono è molto indicato per prevenire, problemi di dermatiti, funghi,</text:span><text:span text:style-name="T4"> </text:span><text:span text:style-name="T2">eczemi, e per dare una detersione più efficace e duratura.</text:span></text:p>
      <text:p text:style-name="P4"/>
      <text:p text:style-name="P3">LISTINO PREZZI</text:p>
      <text:p text:style-name="P1"/>
      <text:p text:style-name="P1">LAVAGGIO</text:p>
      <text:p text:style-name="Text_20_body"/>
      <text:p text:style-name="P2">CANI A PELO CORTO</text:p>
      <table:table table:name="Tabella1" table:style-name="Tabella1">
        <table:table-column table:style-name="Tabella1.A" table:number-columns-repeated="4"/>
        <table:table-header-rows>
          <table:table-row>
            <table:table-cell table:style-name="Tabella1.A1" office:value-type="string">
              <text:p text:style-name="P16">Taglia animale</text:p>
            </table:table-cell>
            <table:table-cell table:style-name="Tabella1.A1" office:value-type="string">
              <text:p text:style-name="P16">ARGO</text:p>
            </table:table-cell>
            <table:table-cell table:style-name="Tabella1.A1" office:value-type="string">
              <text:p text:style-name="P16">ASTARTE</text:p>
            </table:table-cell>
            <table:table-cell table:style-name="Tabella1.D1" office:value-type="string">
              <text:p text:style-name="P16">PERITAS</text:p>
            </table:table-cell>
          </table:table-row>
        </table:table-header-rows>
        <table:table-row>
          <table:table-cell table:style-name="Tabella1.A2" office:value-type="string">
            <text:p text:style-name="P9">S</text:p>
          </table:table-cell>
          <table:table-cell table:style-name="Tabella1.A2" office:value-type="string">
            <text:p text:style-name="P10">10 €</text:p>
          </table:table-cell>
          <table:table-cell table:style-name="Tabella1.A2" office:value-type="string">
            <text:p text:style-name="P10">15 €</text:p>
          </table:table-cell>
          <table:table-cell table:style-name="Tabella1.D2" office:value-type="string">
            <text:p text:style-name="P10">18 €</text:p>
          </table:table-cell>
        </table:table-row>
        <table:table-row>
          <table:table-cell table:style-name="Tabella1.A2" office:value-type="string">
            <text:p text:style-name="P9">M</text:p>
          </table:table-cell>
          <table:table-cell table:style-name="Tabella1.A2" office:value-type="string">
            <text:p text:style-name="P10">15 €</text:p>
          </table:table-cell>
          <table:table-cell table:style-name="Tabella1.A2" office:value-type="string">
            <text:p text:style-name="P10">20 €</text:p>
          </table:table-cell>
          <table:table-cell table:style-name="Tabella1.D2" office:value-type="string">
            <text:p text:style-name="P10">25 €</text:p>
          </table:table-cell>
        </table:table-row>
        <table:table-row>
          <table:table-cell table:style-name="Tabella1.A2" office:value-type="string">
            <text:p text:style-name="P9">L</text:p>
          </table:table-cell>
          <table:table-cell table:style-name="Tabella1.A2" office:value-type="string">
            <text:p text:style-name="P10">25 €</text:p>
          </table:table-cell>
          <table:table-cell table:style-name="Tabella1.A2" office:value-type="string">
            <text:p text:style-name="P10">30 €</text:p>
          </table:table-cell>
          <table:table-cell table:style-name="Tabella1.D2" office:value-type="string">
            <text:p text:style-name="P10">35 €</text:p>
          </table:table-cell>
        </table:table-row>
      </table:table>
      <text:p text:style-name="Standard"/>
      <text:p text:style-name="Standard"/>
      <text:p text:style-name="Standard"/>
      <text:p text:style-name="P8">CANI A PELO LUNGO</text:p>
      <text:p text:style-name="P5"/>
      <table:table table:name="Tabella2" table:style-name="Tabella2">
        <table:table-column table:style-name="Tabella2.A" table:number-columns-repeated="4"/>
        <table:table-header-rows>
          <table:table-row>
            <table:table-cell table:style-name="Tabella2.A1" office:value-type="string">
              <text:p text:style-name="P17">Taglia animale</text:p>
            </table:table-cell>
            <table:table-cell table:style-name="Tabella2.A1" office:value-type="string">
              <text:p text:style-name="P17">ARGO</text:p>
            </table:table-cell>
            <table:table-cell table:style-name="Tabella2.A1" office:value-type="string">
              <text:p text:style-name="P17">ASTARTE</text:p>
            </table:table-cell>
            <table:table-cell table:style-name="Tabella2.D1" office:value-type="string">
              <text:p text:style-name="P17">PERITAS</text:p>
            </table:table-cell>
          </table:table-row>
        </table:table-header-rows>
        <table:table-row>
          <table:table-cell table:style-name="Tabella2.A2" office:value-type="string">
            <text:p text:style-name="P11">S</text:p>
          </table:table-cell>
          <table:table-cell table:style-name="Tabella2.A2" office:value-type="string">
            <text:p text:style-name="P12">18<text:span text:style-name="T5"> €</text:span></text:p>
          </table:table-cell>
          <table:table-cell table:style-name="Tabella2.A2" office:value-type="string">
            <text:p text:style-name="P12">20<text:span text:style-name="T5"> €</text:span></text:p>
          </table:table-cell>
          <table:table-cell table:style-name="Tabella2.D2" office:value-type="string">
            <text:p text:style-name="P12">25<text:span text:style-name="T5"> €</text:span></text:p>
          </table:table-cell>
        </table:table-row>
        <table:table-row>
          <table:table-cell table:style-name="Tabella2.A2" office:value-type="string">
            <text:p text:style-name="P11">M</text:p>
          </table:table-cell>
          <table:table-cell table:style-name="Tabella2.A2" office:value-type="string">
            <text:p text:style-name="P12">20<text:span text:style-name="T5"> €</text:span></text:p>
          </table:table-cell>
          <table:table-cell table:style-name="Tabella2.A2" office:value-type="string">
            <text:p text:style-name="P12">25<text:span text:style-name="T5"> €</text:span></text:p>
          </table:table-cell>
          <table:table-cell table:style-name="Tabella2.D2" office:value-type="string">
            <text:p text:style-name="P12">30<text:span text:style-name="T5"> €</text:span></text:p>
          </table:table-cell>
        </table:table-row>
        <table:table-row>
          <table:table-cell table:style-name="Tabella2.A2" office:value-type="string">
            <text:p text:style-name="P11">L</text:p>
          </table:table-cell>
          <table:table-cell table:style-name="Tabella2.A2" office:value-type="string">
            <text:p text:style-name="P12">25<text:span text:style-name="T5"> €</text:span></text:p>
          </table:table-cell>
          <table:table-cell table:style-name="Tabella2.A2" office:value-type="string">
            <text:p text:style-name="P12">30<text:span text:style-name="T5"> €</text:span></text:p>
          </table:table-cell>
          <table:table-cell table:style-name="Tabella2.D2" office:value-type="string">
            <text:p text:style-name="P12">40<text:span text:style-name="T5"> €</text:span></text:p>
          </table:table-cell>
        </table:table-row>
        <table:table-row>
          <table:table-cell table:style-name="Tabella2.A2" office:value-type="string">
            <text:p text:style-name="P11">XL</text:p>
          </table:table-cell>
          <table:table-cell table:style-name="Tabella2.A2" office:value-type="string">
            <text:p text:style-name="P12">35<text:span text:style-name="T5"> €</text:span></text:p>
          </table:table-cell>
          <table:table-cell table:style-name="Tabella2.A2" office:value-type="string">
            <text:p text:style-name="P12">50<text:span text:style-name="T5"> €</text:span></text:p>
          </table:table-cell>
          <table:table-cell table:style-name="Tabella2.D2" office:value-type="string">
            <text:p text:style-name="P12">70<text:span text:style-name="T5"> €</text:span></text:p>
          </table:table-cell>
        </table:table-row>
      </table:table>
      <text:p text:style-name="P5"/>
      <text:p text:style-name="P5"/>
      <text:p text:style-name="P6"><text:soft-page-break/>TAGLIO + LAVAGGIO</text:p>
      <text:p text:style-name="P6"/>
      <text:p text:style-name="P6"/>
      <table:table table:name="Tabella3" table:style-name="Tabella3">
        <table:table-column table:style-name="Tabella3.A" table:number-columns-repeated="5"/>
        <table:table-header-rows>
          <table:table-row>
            <table:table-cell table:style-name="Tabella3.A1" office:value-type="string">
              <text:p text:style-name="P13"/>
            </table:table-cell>
            <table:table-cell table:style-name="Tabella3.A1" office:value-type="string">
              <text:p text:style-name="P15">S</text:p>
            </table:table-cell>
            <table:table-cell table:style-name="Tabella3.A1" office:value-type="string">
              <text:p text:style-name="P15">M</text:p>
            </table:table-cell>
            <table:table-cell table:style-name="Tabella3.A1" office:value-type="string">
              <text:p text:style-name="P15">L</text:p>
            </table:table-cell>
            <table:table-cell table:style-name="Tabella3.E1" office:value-type="string">
              <text:p text:style-name="P15">XL</text:p>
            </table:table-cell>
          </table:table-row>
          <table:table-row>
            <table:table-cell table:style-name="Tabella3.A2" office:value-type="string">
              <text:p text:style-name="P13">Misto (macchinetta, forbici)</text:p>
            </table:table-cell>
            <table:table-cell table:style-name="Tabella3.A2" office:value-type="string">
              <text:p text:style-name="P14">30 - 40 €</text:p>
            </table:table-cell>
            <table:table-cell table:style-name="Tabella3.A2" office:value-type="string">
              <text:p text:style-name="P14">35 - 40 €</text:p>
            </table:table-cell>
            <table:table-cell table:style-name="Tabella3.A2" office:value-type="string">
              <text:p text:style-name="P14">65 - 70 €</text:p>
            </table:table-cell>
            <table:table-cell table:style-name="Tabella3.E2" office:value-type="string">
              <text:p text:style-name="P14">*</text:p>
            </table:table-cell>
          </table:table-row>
        </table:table-header-rows>
        <table:table-row>
          <table:table-cell table:style-name="Tabella3.A2" office:value-type="string">
            <text:p text:style-name="P13">Stripping (pelo Ruvido)</text:p>
          </table:table-cell>
          <table:table-cell table:style-name="Tabella3.A2" office:value-type="string">
            <text:p text:style-name="P14">*</text:p>
          </table:table-cell>
          <table:table-cell table:style-name="Tabella3.A2" office:value-type="string">
            <text:p text:style-name="P14">*</text:p>
          </table:table-cell>
          <table:table-cell table:style-name="Tabella3.A2" office:value-type="string">
            <text:p text:style-name="P14">*</text:p>
          </table:table-cell>
          <table:table-cell table:style-name="Tabella3.E2" office:value-type="string">
            <text:p text:style-name="P14">*</text:p>
          </table:table-cell>
        </table:table-row>
        <table:table-row>
          <table:table-cell table:style-name="Tabella3.A2" office:value-type="string">
            <text:p text:style-name="P13">Tosatura a mano</text:p>
          </table:table-cell>
          <table:table-cell table:style-name="Tabella3.A2" office:value-type="string">
            <text:p text:style-name="P14">45 €</text:p>
          </table:table-cell>
          <table:table-cell table:style-name="Tabella3.A2" office:value-type="string">
            <text:p text:style-name="P14">50 €</text:p>
          </table:table-cell>
          <table:table-cell table:style-name="Tabella3.A2" office:value-type="string">
            <text:p text:style-name="P14">70 €</text:p>
          </table:table-cell>
          <table:table-cell table:style-name="Tabella3.E2" office:value-type="string">
            <text:p text:style-name="P14">130 €</text:p>
          </table:table-cell>
        </table:table-row>
        <table:table-row>
          <table:table-cell table:style-name="Tabella3.A2" office:value-type="string">
            <text:p text:style-name="P13">Tripping</text:p>
          </table:table-cell>
          <table:table-cell table:style-name="Tabella3.A2" office:value-type="string">
            <text:p text:style-name="P14">*</text:p>
          </table:table-cell>
          <table:table-cell table:style-name="Tabella3.A2" office:value-type="string">
            <text:p text:style-name="P14">*</text:p>
          </table:table-cell>
          <table:table-cell table:style-name="Tabella3.A2" office:value-type="string">
            <text:p text:style-name="P14">*</text:p>
          </table:table-cell>
          <table:table-cell table:style-name="Tabella3.E2" office:value-type="string">
            <text:p text:style-name="P14">*</text:p>
          </table:table-cell>
        </table:table-row>
      </table:table>
      <text:p text:style-name="P6"/>
      <text:p text:style-name="P6"/>
      <text:p text:style-name="P7">* <text:span text:style-name="T2">Nei tagli il lavaggio effettuato è ASTARTE</text:span><text:span text:style-name="T3">.</text:span><text:span text:style-name="T2"> </text:span><text:span text:style-name="T3">N</text:span><text:span text:style-name="T2">ei casi in cui si ritiene opportuno utilizzare un lavaggio tipo ARGO o PERITAS verrà applicata una maggiorazione di 5-10 eur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0T11:10:05.390000000</meta:creation-date>
    <dc:date>2014-11-10T11:52:02.022000000</dc:date>
    <meta:editing-duration>PT34M28S</meta:editing-duration>
    <meta:editing-cycles>7</meta:editing-cycles>
    <meta:generator>LibreOffice/4.1.4.2$Windows_x86 LibreOffice_project/0a0440ccc0227ad9829de5f46be37cfb6edcf72</meta:generator>
    <meta:document-statistic meta:table-count="3" meta:image-count="0" meta:object-count="0" meta:page-count="2" meta:paragraph-count="70" meta:word-count="278" meta:character-count="1442" meta:non-whitespace-character-count="1229"/>
  </office:meta>
</office:document-meta>
</file>